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33" officeooo:paragraph-rsid="000aa933"/>
    </style:style>
    <style:style style:name="P2" style:family="paragraph" style:parent-style-name="Standard">
      <style:text-properties officeooo:rsid="000b5961" officeooo:paragraph-rsid="000b5961"/>
    </style:style>
    <style:style style:name="P3" style:family="paragraph" style:parent-style-name="Standard">
      <style:text-properties officeooo:rsid="000b8715" officeooo:paragraph-rsid="000b8715"/>
    </style:style>
    <style:style style:name="P4" style:family="paragraph" style:parent-style-name="Standard">
      <style:text-properties officeooo:rsid="000d0dc5" officeooo:paragraph-rsid="000d0dc5"/>
    </style:style>
    <style:style style:name="P5" style:family="paragraph" style:parent-style-name="Standard">
      <style:text-properties officeooo:rsid="000e5500" officeooo:paragraph-rsid="000e5500"/>
    </style:style>
    <style:style style:name="P6" style:family="paragraph" style:parent-style-name="Standard">
      <style:text-properties officeooo:rsid="00105510" officeooo:paragraph-rsid="00105510"/>
    </style:style>
    <style:style style:name="P7" style:family="paragraph" style:parent-style-name="Standard">
      <style:text-properties officeooo:rsid="00105510" officeooo:paragraph-rsid="0010f7a8"/>
    </style:style>
    <style:style style:name="P8" style:family="paragraph" style:parent-style-name="Standard">
      <style:text-properties officeooo:rsid="0010f7a8" officeooo:paragraph-rsid="0010f7a8"/>
    </style:style>
    <style:style style:name="P9" style:family="paragraph" style:parent-style-name="Standard">
      <style:text-properties officeooo:rsid="00111a9b" officeooo:paragraph-rsid="00111a9b"/>
    </style:style>
    <style:style style:name="P10" style:family="paragraph" style:parent-style-name="Standard">
      <style:text-properties officeooo:rsid="00111e94" officeooo:paragraph-rsid="00111e94"/>
    </style:style>
    <style:style style:name="P11" style:family="paragraph" style:parent-style-name="Standard">
      <style:text-properties officeooo:rsid="00111e94" officeooo:paragraph-rsid="00111e94"/>
    </style:style>
    <style:style style:name="P12" style:family="paragraph" style:parent-style-name="Standard">
      <style:text-properties officeooo:rsid="0012911e" officeooo:paragraph-rsid="0012911e"/>
    </style:style>
    <style:style style:name="P13" style:family="paragraph" style:parent-style-name="Standard">
      <style:text-properties officeooo:rsid="0012bc6a" officeooo:paragraph-rsid="0012bc6a"/>
    </style:style>
    <style:style style:name="P14" style:family="paragraph" style:parent-style-name="Standard">
      <style:text-properties officeooo:rsid="0014117e" officeooo:paragraph-rsid="0014117e"/>
    </style:style>
    <style:style style:name="T1" style:family="text">
      <style:text-properties officeooo:rsid="000d0dc5"/>
    </style:style>
    <style:style style:name="T2" style:family="text">
      <style:text-properties officeooo:rsid="00105510"/>
    </style:style>
    <style:style style:name="T3" style:family="text">
      <style:text-properties officeooo:rsid="0010f7a8"/>
    </style:style>
    <style:style style:name="T4" style:family="text">
      <style:text-properties officeooo:rsid="00111e94"/>
    </style:style>
    <style:style style:name="T5" style:family="text">
      <style:text-properties officeooo:rsid="0015d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$ git add . </text:h>
      <text:p text:style-name="P1"><text:tab/>Adicionar arquivos</text:p>
      <text:h text:style-name="Heading_20_5" text:outline-level="5">$ git rm --cached &lt;file&gt;</text:h>
      <text:p text:style-name="P1"><text:tab/>remover arquivo da <text:span text:style-name="T1">de ser monitorado pelo git</text:span></text:p>
      <text:h text:style-name="Heading_20_5" text:outline-level="5">$ git restore &lt;file&gt;</text:h>
      <text:p text:style-name="P2"><text:tab/>para restaurar <text:span text:style-name="T2">arquivo da </text:span>alteração antes do commit</text:p>
      <text:h text:style-name="Heading_20_5" text:outline-level="5">$ git log --oneline</text:h>
      <text:p text:style-name="P3"><text:tab/>para log simplificado, apenas uma linha<text:tab/></text:p>
      <text:h text:style-name="Heading_20_5" text:outline-level="5">$ git restore --staged <text:s/>&lt;file&gt;</text:h>
      <text:p text:style-name="P4"><text:tab/>para retirar da stage e voltar para modificados</text:p>
      <text:h text:style-name="Heading_20_5" text:outline-level="5">$ git commit --amend --no-edit</text:h>
      <text:p text:style-name="P5"><text:tab/>acrescenta uma alteração ao último commit.</text:p>
      <text:p text:style-name="P5"><text:tab/>Esse trecho nâo tera como voltar…. Terá que ser algo certo.</text:p>
      <text:h text:style-name="Heading_20_5" text:outline-level="5">$ git reset bbc9044</text:h>
      <text:p text:style-name="P6"><text:tab/>volta para o estágio de modificado o projeto inteiro</text:p>
      <text:h text:style-name="Heading_20_5" text:outline-level="5">$ git reset bbc9044 --<text:span text:style-name="T3">soft</text:span></text:h>
      <text:p text:style-name="P7"><text:tab/><text:span text:style-name="T3">volta para o estágio de addicionado</text:span></text:p>
      <text:p text:style-name="P7"><text:tab/><text:span text:style-name="T3">ideal para mudar a mensagem e commitar novamente.</text:span></text:p>
      <text:h text:style-name="Heading_20_5" text:outline-level="5">$ git reset bbc9044 --hard</text:h>
      <text:p text:style-name="P8"><text:tab/>volta para o commit selecionado e destrói os posteriores</text:p>
      <text:h text:style-name="Heading_20_5" text:outline-level="5">$ git diff </text:h>
      <text:p text:style-name="P9"><text:tab/>mostra a diferença entre os arquivos <text:span text:style-name="T4">apenas antes de git add .</text:span></text:p>
      <text:h text:style-name="Heading_20_5" text:outline-level="5">$ git diff &lt;file&gt; </text:h>
      <text:p text:style-name="P9"><text:tab/>ve a diferença em arquivos específicos</text:p>
      <text:h text:style-name="Heading_20_5" text:outline-level="5">$ git diff a95be63..a5de038 <text:s text:c="5"/>l</text:h>
      <text:p text:style-name="P10"><text:tab/>ve a diferença entre commit <text:s/>com …. &lt;og .. log&gt;</text:p>
      <text:p text:style-name="P10"><text:tab/>ideal para ver edições de setting no django</text:p>
      <text:h text:style-name="Heading_20_5" text:outline-level="5">$ git branch</text:h>
      <text:p text:style-name="P12"><text:tab/>verifica a branch atual</text:p>
      <text:h text:style-name="Heading_20_5" text:outline-level="5">$ git checkou -b ‘brachTest’</text:h>
      <text:p text:style-name="P12"><text:tab/>cria uma nova branch</text:p>
      <text:h text:style-name="Heading_20_5" text:outline-level="5">$ git checkout master</text:h>
      <text:p text:style-name="P13"><text:tab/>muda de branch</text:p>
      <text:p text:style-name="P14">$ git merge &lt;nome da branch&gt;</text:p>
      <text:p text:style-name="P14"><text:tab/><text:span text:style-name="T5">se tiver conflitos, terão que serem resolvidos</text:span></text:p>
      <text:p text:style-name="P10"/>
      <text:p text:style-name="P10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1:38.809832726</meta:creation-date>
    <meta:generator>LibreOffice/6.4.7.2$Linux_X86_64 LibreOffice_project/40$Build-2</meta:generator>
    <dc:date>2022-01-15T11:42:55.930059292</dc:date>
    <meta:editing-duration>PT3H1M27S</meta:editing-duration>
    <meta:editing-cycles>12</meta:editing-cycles>
    <meta:document-statistic meta:table-count="0" meta:image-count="0" meta:object-count="0" meta:page-count="1" meta:paragraph-count="35" meta:word-count="213" meta:character-count="1164" meta:non-whitespace-character-count="963"/>
  </office:meta>
</office:document-meta>
</file>